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paragraph-rsid="0dd87f5b"/>
    </style:style>
    <style:style style:name="P86" style:family="paragraph" style:parent-style-name="Standard">
      <style:text-properties officeooo:paragraph-rsid="0e0f3ce4"/>
    </style:style>
    <style:style style:name="P87" style:family="paragraph" style:parent-style-name="Standard">
      <style:text-properties officeooo:rsid="0e12a1f2" officeooo:paragraph-rsid="0e12a1f2"/>
    </style:style>
    <style:style style:name="P88" style:family="paragraph" style:parent-style-name="Standard">
      <style:text-properties officeooo:paragraph-rsid="0e12a1f2"/>
    </style:style>
    <style:style style:name="P89" style:family="paragraph" style:parent-style-name="Standard">
      <style:text-properties officeooo:paragraph-rsid="0e153b91"/>
    </style:style>
    <style:style style:name="P90" style:family="paragraph" style:parent-style-name="Footnote">
      <style:text-properties officeooo:paragraph-rsid="0e1736d1"/>
    </style:style>
    <style:style style:name="P91" style:family="paragraph" style:parent-style-name="Standard">
      <style:text-properties officeooo:paragraph-rsid="0e19ec07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5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style:text-underline-style="none"/>
    </style:style>
    <style:style style:name="T268" style:family="text">
      <style:text-properties fo:color="#000000" loext:opacity="100%" style:text-line-through-style="none" style:text-line-through-type="none" style:text-underline-style="none" officeooo:rsid="0aabd8f8"/>
    </style:style>
    <style:style style:name="T26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2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31" style:family="text">
      <style:text-properties fo:color="#000000" loext:opacity="100%" officeooo:rsid="004804ae"/>
    </style:style>
    <style:style style:name="T332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6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6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loext:opacity="0%" style:font-name="Liberation Sans" officeooo:rsid="047da547"/>
    </style:style>
    <style:style style:name="T36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8" style:family="text">
      <style:text-properties style:use-window-font-color="true" loext:opacity="0%" style:font-name="Liberation Sans" fo:font-size="12pt" style:font-size-asian="12pt" style:font-size-complex="12pt"/>
    </style:style>
    <style:style style:name="T38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1" style:family="text">
      <style:text-properties officeooo:rsid="04473353"/>
    </style:style>
    <style:style style:name="T39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4" style:family="text">
      <style:text-properties officeooo:rsid="0a6f0a69"/>
    </style:style>
    <style:style style:name="T395" style:family="text">
      <style:text-properties officeooo:rsid="0aace3cd"/>
    </style:style>
    <style:style style:name="T396" style:family="text">
      <style:text-properties officeooo:rsid="0b952edb"/>
    </style:style>
    <style:style style:name="T397" style:family="text">
      <style:text-properties fo:font-size="8pt" style:font-size-asian="8pt" style:font-size-complex="8pt" loext:padding="0.049cm" loext:border="0.31pt solid #000000"/>
    </style:style>
    <style:style style:name="T398" style:family="text">
      <style:text-properties officeooo:rsid="0394a435"/>
    </style:style>
    <style:style style:name="T399" style:family="text">
      <style:text-properties officeooo:rsid="0be4091b"/>
    </style:style>
    <style:style style:name="T400" style:family="text">
      <style:text-properties officeooo:rsid="0bf888a9"/>
    </style:style>
    <style:style style:name="T401" style:family="text">
      <style:text-properties officeooo:rsid="0cf7e116"/>
    </style:style>
    <style:style style:name="T402" style:family="text">
      <style:text-properties officeooo:rsid="0d52ea33"/>
    </style:style>
    <style:style style:name="T403" style:family="text">
      <style:text-properties officeooo:rsid="0dd5c0d9"/>
    </style:style>
    <style:style style:name="T404" style:family="text">
      <style:text-properties officeooo:rsid="0dd5fde1"/>
    </style:style>
    <style:style style:name="T405" style:family="text">
      <style:text-properties officeooo:rsid="0dd7714a"/>
    </style:style>
    <style:style style:name="T406" style:family="text">
      <style:text-properties officeooo:rsid="0e87ed43"/>
    </style:style>
    <style:style style:name="T407" style:family="text">
      <style:text-properties officeooo:rsid="0de11971"/>
    </style:style>
    <style:style style:name="T408" style:family="text">
      <style:text-properties style:font-name="Liberation Sans"/>
    </style:style>
    <style:style style:name="T409" style:family="text">
      <style:text-properties style:font-name="Liberation Sans" fo:font-size="12pt"/>
    </style:style>
    <style:style style:name="T41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font-name="Liberation Sans" fo:font-size="12pt" fo:font-style="normal" officeooo:rsid="00bddfbe" style:font-size-asian="12pt" style:font-size-complex="12pt"/>
    </style:style>
    <style:style style:name="T419" style:family="text">
      <style:text-properties style:font-name="Liberation Sans" fo:font-size="12pt" officeooo:rsid="047da547" style:font-size-asian="12pt"/>
    </style:style>
    <style:style style:name="T420" style:family="text">
      <style:text-properties style:font-name="Liberation Sans" fo:font-size="12pt" style:font-size-asian="12pt" style:font-size-complex="12pt"/>
    </style:style>
    <style:style style:name="T421" style:family="text">
      <style:text-properties style:font-name="Liberation Sans" fo:font-size="12pt" officeooo:rsid="01657261" style:font-size-asian="12pt" style:font-size-complex="12pt"/>
    </style:style>
    <style:style style:name="T422" style:family="text">
      <style:text-properties style:font-name="Liberation Sans" fo:font-size="12pt" officeooo:rsid="00bddfbe" style:font-size-asian="12pt" style:font-size-complex="12pt"/>
    </style:style>
    <style:style style:name="T423" style:family="text">
      <style:text-properties style:font-name="Liberation Sans" fo:font-size="12pt" officeooo:rsid="050aa1f1" style:font-size-asian="12pt" style:font-size-complex="12pt"/>
    </style:style>
    <style:style style:name="T424" style:family="text">
      <style:text-properties style:font-name="Liberation Sans" fo:font-size="12pt" officeooo:rsid="05903285" style:font-size-asian="12pt" style:font-size-complex="12pt"/>
    </style:style>
    <style:style style:name="T425" style:family="text">
      <style:text-properties style:font-name="Liberation Sans" fo:font-size="12pt" officeooo:rsid="0594b105" style:font-size-asian="12pt" style:font-size-complex="12pt"/>
    </style:style>
    <style:style style:name="T426" style:family="text">
      <style:text-properties style:font-name="Liberation Sans" fo:font-size="12pt" officeooo:rsid="0d1ec96e" style:font-size-asian="12pt" style:font-size-complex="12pt"/>
    </style:style>
    <style:style style:name="T427" style:family="text">
      <style:text-properties style:font-name="Liberation Sans" officeooo:rsid="047fb57c"/>
    </style:style>
    <style:style style:name="T428" style:family="text">
      <style:text-properties style:font-name="Liberation Sans" officeooo:rsid="047da547"/>
    </style:style>
    <style:style style:name="T429" style:family="text">
      <style:text-properties officeooo:rsid="0deca47e"/>
    </style:style>
    <style:style style:name="T430" style:family="text">
      <style:text-properties officeooo:rsid="0ded5b39"/>
    </style:style>
    <style:style style:name="T431" style:family="text">
      <style:text-properties officeooo:rsid="0deeafed"/>
    </style:style>
    <style:style style:name="T432" style:family="text">
      <style:text-properties officeooo:rsid="0dfbebc7"/>
    </style:style>
    <style:style style:name="T433" style:family="text">
      <style:text-properties officeooo:rsid="01657261" style:font-size-complex="12pt"/>
    </style:style>
    <style:style style:name="T434" style:family="text">
      <style:text-properties officeooo:rsid="0e1061f0"/>
    </style:style>
    <style:style style:name="T435" style:family="text">
      <style:text-properties officeooo:rsid="0e045e3a"/>
    </style:style>
    <style:style style:name="T436" style:family="text">
      <style:text-properties officeooo:rsid="0e03b682"/>
    </style:style>
    <style:style style:name="T437" style:family="text">
      <style:text-properties officeooo:rsid="0e068489"/>
    </style:style>
    <style:style style:name="T438" style:family="text">
      <style:text-properties officeooo:rsid="0e1736d1"/>
    </style:style>
    <style:style style:name="T439" style:family="text">
      <style:text-properties officeooo:rsid="0e1f2ce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296">C</text:span></text:span><text:span text:style-name="Strong_20_Emphasis"><text:span text:style-name="T295">hecklist voor </text:span></text:span><text:span text:style-name="Strong_20_Emphasis"><text:span text:style-name="T297">de installatie</text:span></text:span><text:span text:style-name="Strong_20_Emphasis"><text:span text:style-name="T295"> van </text:span></text:span><text:reference-mark-start text:name="Distributie"/><text:span text:style-name="Strong_20_Emphasis"><text:span text:style-name="T298">Ubuntu</text:span></text:span><text:reference-mark-end text:name="Distributie"/><text:span text:style-name="Strong_20_Emphasis"><text:span text:style-name="T298"> </text:span></text:span><text:reference-mark-start text:name="Versie"/><text:span text:style-name="Strong_20_Emphasis"><text:span text:style-name="T299">2</text:span></text:span><text:span text:style-name="Strong_20_Emphasis"><text:span text:style-name="T305">2</text:span></text:span><text:span text:style-name="Strong_20_Emphasis"><text:span text:style-name="T300">.04</text:span></text:span><text:reference-mark-end text:name="Versie"/><text:span text:style-name="Strong_20_Emphasis"><text:span text:style-name="T306"> </text:span></text:span><text:span text:style-name="Strong_20_Emphasis"><text:span text:style-name="T307">LTS</text:span></text:span><text:span text:style-name="Strong_20_Emphasis"><text:span text:style-name="T301"><text:note text:id="ftn1" text:note-class="footnote"><text:note-citation>1</text:note-citation><text:note-body><text:p text:style-name="P90"><text:span text:style-name="T398">Deze versie </text:span><text:span text:style-name="T399">2</text:span><text:span text:style-name="T432">2</text:span><text:span text:style-name="T399">.04 </text:span><text:span text:style-name="T398">heeft codenaam Jammy Jellyfish (</text:span><text:span text:style-name="T333">jammy</text:span><text:span text:style-name="T398">) en is een zogenaamde LTS-versie (</text:span><text:span text:style-name="T407">LTS=</text:span><text:span text:style-name="T398">Long-Term Support, langetermijnondersteuning). <text:s/>Een LTS-versie verschijnt iedere twee jaar </text:span><text:span text:style-name="T402">in </text:span><text:span text:style-name="T398">april (deze in april 202</text:span><text:span text:style-name="T432">2</text:span><text:span text:style-name="T398">) en wordt vanaf vrijgave </text:span><text:span text:style-name="T278">vijf</text:span><text:span text:style-name="T398"> jaar ondersteund</text:span><text:span text:style-name="T394"> </text:span><text:span text:style-name="T398">(</text:span><text:span text:style-name="T400">updates </text:span><text:span text:style-name="T398">tot april 202</text:span><text:span text:style-name="T432">7</text:span><text:span text:style-name="T394">)</text:span><text:span text:style-name="T398">.<text:line-break/></text:span><text:span text:style-name="T435">V</text:span><text:span text:style-name="T394">ijf jaar extra beveiligingsonderhoud </text:span><text:span text:style-name="T398">(</text:span><text:span text:style-name="T400">updates </text:span><text:span text:style-name="T398">tot april 20</text:span><text:span text:style-name="T436">3</text:span><text:span text:style-name="T438">2</text:span><text:span text:style-name="T394">) </text:span><text:span text:style-name="T436">via ESM (Extended Security Maintenance. Uitgebreid beveiligingsonderhoud) via een Ubuntu Advantage </text:span><text:span text:style-name="T437">for</text:span><text:span text:style-name="T436"> Infrastructure-abonnement</text:span><text:span text:style-name="T398">.</text:span></text:p></text:note-body></text:note></text:span></text:span><text:span text:style-name="Strong_20_Emphasis"><text:span text:style-name="T302"> </text:span></text:span><text:reference-mark-start text:name="Editie"/><text:span text:style-name="Strong_20_Emphasis"><text:span text:style-name="T303">desktop</text:span></text:span><text:reference-mark-end text:name="Editie"/><text:span text:style-name="Strong_20_Emphasis"><text:span text:style-name="T304">.</text:span></text:span></text:p>
      <text:p text:style-name="P9"/>
      <text:p text:style-name="P89"><text:span text:style-name="T53">Kijk op</text:span><text:span text:style-name="T295"> </text:span><text:a xlink:type="simple" xlink:href="https://karelzimmer.nl/" text:style-name="Internet_20_link" text:visited-style-name="Visited_20_Internet_20_Link"><text:span text:style-name="Internet_20_link"><text:span text:style-name="T410">karelzimmer.nl</text:span></text:span></text:a><text:span text:style-name="T295"> </text:span><text:span text:style-name="T361">voor</text:span><text:span text:style-name="T362"> </text:span><text:span text:style-name="T363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08">V</text:span><text:span text:style-name="T427">ul de waarden in het tekstvak achter de </text:span><text:span text:style-name="Definition"><text:span text:style-name="T419">schuingedrukte</text:span></text:span><text:span text:style-name="T408"> </text:span><text:span text:style-name="T428">woorden </text:span><text:span text:style-name="T364">(zie toelichting)</text:span><text:span text:style-name="T428">:</text:span></text:p>
      <text:p text:style-name="P3"><text:span text:style-name="Definition"><text:span text:style-name="T382">g</text:span></text:span><text:span text:style-name="Definition"><text:span text:style-name="T381">ebruiker</text:span></text:span><text:span text:style-name="Definition"><text:span text:style-name="T370"><text:tab/><text:tab/></text:span></text:span><text:span text:style-name="Definition"><text:span text:style-name="T388"> <text:tab/><text:tab/></text:span></text:span><text:span text:style-name="T371"><draw:control text:anchor-type="as-char" svg:y="-0.429cm" draw:z-index="14" draw:name="Gebruiker" draw:style-name="gr2" draw:text-style-name="P98" svg:width="6.061cm" svg:height="0.6cm" draw:control="control15"><svg:title>Gebruiker</svg:title><svg:desc>Volledige naam, bijv. Jan Stek</svg:desc></draw:control></text:span><text:span text:style-name="T371"><text:tab/></text:span><text:span text:style-name="T372">(</text:span><text:span text:style-name="T366">volledige naam, bijv. </text:span><text:span text:style-name="T368">J</text:span><text:span text:style-name="T387">a</text:span><text:span text:style-name="T368">n </text:span><text:span text:style-name="T387">Jansen</text:span><text:span text:style-name="T367">)</text:span></text:p>
      <text:p text:style-name="Standard"><text:span text:style-name="Definition"><text:span text:style-name="T382">g</text:span></text:span><text:span text:style-name="Definition"><text:span text:style-name="T381">ebruikersnaam</text:span></text:span><text:span text:style-name="Definition"><text:span text:style-name="T365"><text:tab/></text:span></text:span><text:span text:style-name="Definition"><text:span text:style-name="T365"><draw:control text:anchor-type="as-char" svg:y="-0.429cm" draw:z-index="15" draw:name="Gberuikersnaam" draw:style-name="gr2" draw:text-style-name="P98" svg:width="6.061cm" svg:height="0.6cm" draw:control="control16"><svg:title>Gebruikersnaam</svg:title><svg:desc>Korte naam, bijv. jan</svg:desc></draw:control></text:span></text:span><text:span text:style-name="Definition"><text:span text:style-name="T365"><text:tab/></text:span></text:span><text:span text:style-name="T411">(korte naam, bijv. </text:span><text:span text:style-name="T310">j</text:span><text:span text:style-name="T311">an</text:span><text:span text:style-name="T411">)</text:span></text:p>
      <text:p text:style-name="P2"><text:span text:style-name="Definition"><text:span text:style-name="T385">c</text:span></text:span><text:span text:style-name="Definition"><text:span text:style-name="T384">omputernaam</text:span></text:span><text:span text:style-name="Definition"><text:span text:style-name="T373"><text:tab/><text:tab/></text:span></text:span><text:span text:style-name="Definition"><text:span text:style-name="T371"><draw:control text:anchor-type="as-char" svg:y="-0.429cm" draw:z-index="16" draw:name="Computernaam" draw:style-name="gr2" draw:text-style-name="P98" svg:width="6.061cm" svg:height="0.6cm" draw:control="control17"><svg:title>Computernaam</svg:title><svg:desc>Unieke naam van de computer</svg:desc></draw:control></text:span></text:span><text:span text:style-name="Definition"><text:span text:style-name="T371"><text:tab/></text:span></text:span><text:span text:style-name="Definition"><text:span text:style-name="T374">(</text:span></text:span><text:span text:style-name="Definition"><text:span text:style-name="T375">naam van de compute</text:span></text:span><text:span text:style-name="Definition"><text:span text:style-name="T376">r, </text:span></text:span><text:span text:style-name="Definition"><text:span text:style-name="T377">bijv. pc01</text:span></text:span><text:span text:style-name="Definition"><text:span text:style-name="T374">)</text:span></text:span></text:p>
      <text:p text:style-name="P2"><text:span text:style-name="Definition"><text:span text:style-name="T382">o</text:span></text:span><text:span text:style-name="Definition"><text:span text:style-name="T381">pstartmenu</text:span></text:span><text:span text:style-name="Definition"><text:span text:style-name="T371"><text:tab/><text:tab/><text:tab/></text:span></text:span><text:span text:style-name="Definition"><text:span text:style-name="T371"><draw:control text:anchor-type="as-char" svg:y="-0.429cm" draw:z-index="17" draw:name="Opstartmenu" draw:style-name="gr2" draw:text-style-name="P98" svg:width="6.061cm" svg:height="0.6cm" draw:control="control18"><svg:title>Opstartmenu</svg:title><svg:desc>Toets voor het opstartmenu ("bootmenu")</svg:desc></draw:control></text:span></text:span><text:span text:style-name="Definition"><text:span text:style-name="T371"><text:tab/></text:span></text:span><text:span text:style-name="Definition"><text:span text:style-name="T374">(</text:span></text:span><text:span text:style-name="Definition"><text:span text:style-name="T375">to</text:span></text:span><text:span text:style-name="Definition"><text:span text:style-name="T378">ets voor het opstartmedium</text:span></text:span><text:span text:style-name="Definition"><text:span text:style-name="T379">)</text:span></text:span></text:p>
      <text:p text:style-name="P2"><text:span text:style-name="Definition"><text:span text:style-name="T385">i</text:span></text:span><text:span text:style-name="Definition"><text:span text:style-name="T386">nstellingen</text:span></text:span><text:span text:style-name="T374"><text:tab/><text:tab/> <text:tab/></text:span><text:span text:style-name="T374"><draw:control text:anchor-type="as-char" svg:y="-0.429cm" draw:z-index="13" draw:name="Instellingen" draw:style-name="gr2" draw:text-style-name="P98" svg:width="6.061cm" svg:height="0.6cm" draw:control="control14"><svg:title>Instellingen</svg:title><svg:desc>Toets voor het BIOS/UEFI-scherm ("setup")</svg:desc></draw:control></text:span><text:span text:style-name="T374"><text:tab/>(</text:span><text:span text:style-name="T375">toets voor het BIOS/UEFI-scherm</text:span><text:span text:style-name="T374">)</text:span></text:p>
      <text:p text:style-name="P5"><text:span text:style-name="Definition"><text:span text:style-name="T382">g</text:span></text:span><text:span text:style-name="Definition"><text:span text:style-name="T381">ebruiker</text:span></text:span><text:span text:style-name="Definition"><text:span text:style-name="T383">2</text:span></text:span><text:span text:style-name="Definition"><text:span text:style-name="T370"><text:tab/></text:span></text:span><text:span text:style-name="Definition"><text:span text:style-name="T388"> <text:tab/><text:tab/></text:span></text:span><text:span text:style-name="T371"><draw:control text:anchor-type="as-char" svg:y="-0.429cm" draw:z-index="25" draw:name="Gebruiker 1" draw:style-name="gr2" draw:text-style-name="P98" svg:width="6.061cm" svg:height="0.6cm" draw:control="control26"><svg:title>Gebruiker</svg:title><svg:desc>Volledige naam, bijv. Jan Stek</svg:desc></draw:control></text:span><text:span text:style-name="T371"><text:tab/></text:span><text:span text:style-name="T372">(</text:span><text:span text:style-name="T366">volledige naam </text:span><text:span text:style-name="T369">evt. 2</text:span><text:span text:style-name="T389">e</text:span><text:span text:style-name="T369"> gebruiker</text:span><text:span text:style-name="T367">)</text:span></text:p>
      <text:p text:style-name="P91"><text:span text:style-name="Definition"><text:span text:style-name="T382">g</text:span></text:span><text:span text:style-name="Definition"><text:span text:style-name="T381">ebruikersnaam</text:span></text:span><text:span text:style-name="Definition"><text:span text:style-name="T383">2</text:span></text:span><text:span text:style-name="Definition"><text:span text:style-name="T365"><text:tab/></text:span></text:span><text:span text:style-name="Definition"><text:span text:style-name="T365"><draw:control text:anchor-type="as-char" svg:y="-0.429cm" draw:z-index="26" draw:name="Gberuikersnaam 1" draw:style-name="gr2" draw:text-style-name="P98" svg:width="6.061cm" svg:height="0.6cm" draw:control="control27"><svg:title>Gebruikersnaam</svg:title><svg:desc>Korte naam, bijv. jan</svg:desc></draw:control></text:span></text:span><text:span text:style-name="Definition"><text:span text:style-name="T365"><text:tab/></text:span></text:span><text:span text:style-name="T411">(korte naam</text:span><text:span text:style-name="T311"> </text:span><text:span text:style-name="T380">evt. 2</text:span><text:span text:style-name="T390">e</text:span><text:span text:style-name="T380"> gebruiker</text:span><text:span text:style-name="T411">)</text:span></text:p>
      <text:p text:style-name="P5"><text:span text:style-name="T312">Vervang </text:span><text:span text:style-name="Definition"><text:span text:style-name="T413">schuingedrukte</text:span></text:span><text:span text:style-name="T312"> </text:span><text:span text:style-name="T313">woorden </text:span><text:span text:style-name="T312">in deze checklist door </text:span><text:span text:style-name="T313">boven</text:span><text:span text:style-name="T312">staande waarden.</text:span></text:p>
      <text:p text:style-name="P12"/>
      <text:p text:style-name="P1"><text:span text:style-name="Strong_20_Emphasis"><text:span text:style-name="T320"/></text:span></text:p>
      <text:p text:style-name="P4"><text:span text:style-name="T314">Nog niet op Linux?<text:tab/></text:span><text:span text:style-name="T318"><text:tab/></text:span><text:span text:style-name="T319">G</text:span><text:span text:style-name="T315">ebruik </text:span><text:span text:style-name="Strong_20_Emphasis"><text:span text:style-name="T322">Checklist migratie</text:span></text:span><text:span text:style-name="T315"> op </text:span><text:a xlink:type="simple" xlink:href="https://karelzimer.nl/" text:style-name="Internet_20_link" text:visited-style-name="Visited_20_Internet_20_Link"><text:span text:style-name="Internet_20_link"><text:span text:style-name="T412">karelzimmer.nl</text:span></text:span></text:a><text:span text:style-name="T316"> onder </text:span><text:span text:style-name="T321">Linux</text:span><text:span text:style-name="T317">.</text:span></text:p>
      <text:p text:style-name="P46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79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25"/>
      <text:list xml:id="list129400524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831130332128">
          <table:table-cell table:style-name="_31_._5f_Installatie_5f_voorbereiden.A1" office:value-type="string">
            <text:p text:style-name="P65"><text:span text:style-name="Strong_20_Emphasis"><text:span text:style-name="T99"><text:s/></text:span></text:span><text:span text:style-name="Strong_20_Emphasis"><text:span text:style-name="T160"><draw:control text:anchor-type="as-char" draw:z-index="27" draw:name="Vorm3_ 1" draw:style-name="gr1" draw:text-style-name="P97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66">Leg Wi<text:span text:style-name="T439">F</text:span>i-codes vast<text:span text:style-name="Strong_20_Emphasis"><text:span text:style-name="T100"><text:note text:id="ftn2" text:note-class="footnote"><text:note-citation>2</text:note-citation><text:note-body><text:p text:style-name="P83"><text:span text:style-name="User_20_Entry"><text:span text:style-name="T258">Via Terminalvenster: </text:span></text:span><text:span text:style-name="User_20_Entry"><text:span text:style-name="T274">sudo cat </text:span></text:span><text:span text:style-name="User_20_Entry"><text:span text:style-name="T275">/etc/NetworkManager/system-connections/</text:span></text:span><text:span text:style-name="User_20_Entry"><text:span text:style-name="T274">*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4831131590432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831131602176">
          <table:table-cell table:style-name="_31_._5f_Installatie_5f_voorbereiden.A1" office:value-type="string">
            <text:p text:style-name="P63"><text:span text:style-name="Strong_20_Emphasis"><text:span text:style-name="T99"><text:s/></text:span></text:span><text:span text:style-name="Strong_20_Emphasis"><text:span text:style-name="T160"><draw:control text:anchor-type="as-char" draw:z-index="20" draw:name="Vorm3_0" draw:style-name="gr1" draw:text-style-name="P9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9">Aanmelden als </text:span></text:span><text:span text:style-name="Definition"><text:span text:style-name="T415">gebruike</text:span></text:span><text:span text:style-name="Definition"><text:span text:style-name="T416">r</text:span></text:span><text:span text:style-name="Strong_20_Emphasis"><text:span text:style-name="T100"><text:note text:id="ftn3" text:note-class="footnote"><text:note-citation>3</text:note-citation><text:note-body><text:p text:style-name="P83"><text:span text:style-name="User_20_Entry"><text:span text:style-name="T257">E</text:span></text:span><text:span text:style-name="User_20_Entry"><text:span text:style-name="T259">v</text:span></text:span><text:span text:style-name="User_20_Entry"><text:span text:style-name="T260">en</text:span></text:span><text:span text:style-name="User_20_Entry"><text:span text:style-name="T262">t</text:span></text:span><text:span text:style-name="User_20_Entry"><text:span text:style-name="T263">uele </text:span></text:span><text:span text:style-name="User_20_Entry"><text:span text:style-name="T264">extra </text:span></text:span><text:span text:style-name="User_20_Entry"><text:span text:style-name="T266">gebruiker</text:span></text:span><text:span text:style-name="User_20_Entry"><text:span text:style-name="T264">s aanmelden </text:span></text:span><text:span text:style-name="User_20_Entry"><text:span text:style-name="T265">en dezelfde stappen uitvoeren</text:span></text:span><text:span text:style-name="User_20_Entry"><text:span text:style-name="T261">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483113166940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831131670080">
          <table:table-cell table:style-name="_31_._5f_Installatie_5f_voorbereiden.A1" office:value-type="string">
            <text:p text:style-name="P57"><text:span text:style-name="Strong_20_Emphasis"><text:span text:style-name="T113"><text:s/></text:span></text:span><text:span text:style-name="Strong_20_Emphasis"><text:span text:style-name="T162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3">Installeer </text:span></text:span><text:span text:style-name="Strong_20_Emphasis"><text:span text:style-name="T114">pakket kz</text:span></text:span><text:span text:style-name="Strong_20_Emphasis"><text:span text:style-name="T113"> </text:span></text:span><text:span text:style-name="Strong_20_Emphasis"><text:span text:style-name="T115">via </text:span></text:span><text:span text:style-name="Strong_20_Emphasis"><text:span text:style-name="T117">het </text:span></text:span><text:span text:style-name="Strong_20_Emphasis"><text:span text:style-name="T118">s</text:span></text:span><text:span text:style-name="Strong_20_Emphasis"><text:span text:style-name="T115">tart</text:span></text:span><text:span text:style-name="Strong_20_Emphasis"><text:span text:style-name="T117">en van</text:span></text:span><text:span text:style-name="Strong_20_Emphasis"><text:span text:style-name="T119"> </text:span></text:span><text:span text:style-name="Strong_20_Emphasis"><text:span text:style-name="T203">Terminalvenster</text:span></text:span><text:span text:style-name="Strong_20_Emphasis"><text:span text:style-name="T115"> met toetscombinatie <text:line-break/></text:span></text:span><text:span text:style-name="Strong_20_Emphasis"><text:span text:style-name="T116">Ctrl</text:span></text:span><text:span text:style-name="Strong_20_Emphasis"><text:span text:style-name="T115"> </text:span></text:span><text:span text:style-name="Strong_20_Emphasis"><text:span text:style-name="T116">Alt</text:span></text:span><text:span text:style-name="Strong_20_Emphasis"><text:span text:style-name="T115"> </text:span></text:span><text:span text:style-name="Strong_20_Emphasis"><text:span text:style-name="T116">T</text:span></text:span><text:span text:style-name="Strong_20_Emphasis"><text:span text:style-name="T117">.</text:span></text:span></text:p>
          </table:table-cell>
        </table:table-row>
        <table:table-row table:style-name="TableLine94831131670704">
          <table:table-cell table:style-name="_31_._5f_Installatie_5f_voorbereiden.A1" office:value-type="string">
            <text:p text:style-name="P72"><text:span text:style-name="Strong_20_Emphasis"><text:span text:style-name="T113"/></text:span></text:p>
          </table:table-cell>
          <table:table-cell table:style-name="_31_._5f_Installatie_5f_voorbereiden.A1" office:value-type="string">
            <text:p text:style-name="P62"><text:span text:style-name="T420">Typ</text:span><text:span text:style-name="Strong_20_Emphasis"><text:span text:style-name="T120">, of </text:span></text:span><text:span text:style-name="Strong_20_Emphasis"><text:span text:style-name="T117">kopieer en plak, de</text:span></text:span><text:span text:style-name="Strong_20_Emphasis"><text:span text:style-name="T121">z</text:span></text:span><text:span text:style-name="Strong_20_Emphasis"><text:span text:style-name="T117">e </text:span></text:span><text:span text:style-name="Strong_20_Emphasis"><text:span text:style-name="T122">twee </text:span></text:span><text:span text:style-name="Strong_20_Emphasis"><text:span text:style-name="T117">opdrachten, ieder gevolgd door de </text:span></text:span><text:span text:style-name="Strong_20_Emphasis"><text:span text:style-name="T116">Enter</text:span></text:span><text:span text:style-name="Strong_20_Emphasis"><text:span text:style-name="T115">-toets:<text:line-break/></text:span></text:span><text:span text:style-name="User_20_Entry"><text:span text:style-name="T269">wget karelzimmer.nl/</text:span></text:span><text:span text:style-name="User_20_Entry"><text:span text:style-name="T270">kz</text:span></text:span><text:span text:style-name="User_20_Entry"><text:span text:style-name="T253"><text:line-break/></text:span></text:span><text:span text:style-name="User_20_Entry"><text:span text:style-name="T269">bash </text:span></text:span><text:span text:style-name="User_20_Entry"><text:span text:style-name="T270">kz</text:span></text:span></text:p>
          </table:table-cell>
        </table:table-row>
        <table:table-row table:style-name="TableLine9483113167132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7"><text:span text:style-name="T420">V</text:span><text:span text:style-name="Strong_20_Emphasis"><text:span text:style-name="T123">olg </text:span></text:span><text:span text:style-name="Strong_20_Emphasis"><text:span text:style-name="T124">de aanwijzingen op het scherm.</text:span></text:span></text:p>
          </table:table-cell>
        </table:table-row>
        <table:table-row table:style-name="TableLine9483113167195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831131672576">
          <table:table-cell table:style-name="_31_._5f_Installatie_5f_voorbereiden.A1" office:value-type="string">
            <text:p text:style-name="P57"><text:span text:style-name="Strong_20_Emphasis"><text:span text:style-name="T113"><text:s/></text:span></text:span><text:span text:style-name="Strong_20_Emphasis"><text:span text:style-name="Strong_20_Emphasis"><text:span text:style-name="T162"><draw:control text:anchor-type="as-char" draw:z-index="1" draw:name="Vorm6" draw:style-name="gr1" draw:text-style-name="P9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25">Bereid de installatie voor </text:span></text:span><text:span text:style-name="Strong_20_Emphasis"><text:span text:style-name="T115">via </text:span></text:span><text:span text:style-name="Strong_20_Emphasis"><text:span text:style-name="T125">een </text:span></text:span><text:span text:style-name="Strong_20_Emphasis"><text:span text:style-name="T126">druk </text:span></text:span><text:span text:style-name="Strong_20_Emphasis"><text:span text:style-name="T127">op de </text:span></text:span><text:span text:style-name="Strong_20_Emphasis"><text:span text:style-name="T128">Super</text:span></text:span><text:span text:style-name="Strong_20_Emphasis"><text:span text:style-name="T127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276">D</text:span>e <text:span text:style-name="T397">Super</text:span>-toets <text:span text:style-name="T276">is </text:span>de Windows<text:span text:style-name="T401">-</text:span><text:span text:style-name="T396">toets</text:span>, <text:span text:style-name="T401">C</text:span>ommand-<text:span text:style-name="T396">toets</text:span>, of <text:span text:style-name="T401">V</text:span>ergrootglas-toets.</text:p></text:note-body></text:note></text:span></text:span><text:span text:style-name="Strong_20_Emphasis"><text:span text:style-name="T125">, </text:span></text:span><text:span text:style-name="Strong_20_Emphasis"><text:span text:style-name="T129">t</text:span></text:span><text:span text:style-name="Strong_20_Emphasis"><text:span text:style-name="T130">yp </text:span></text:span><text:span text:style-name="Strong_20_Emphasis"><text:span text:style-name="T204">men</text:span></text:span><text:span text:style-name="Strong_20_Emphasis"><text:span text:style-name="T205">u</text:span></text:span><text:span text:style-name="Strong_20_Emphasis"><text:span text:style-name="T131"> </text:span></text:span><text:span text:style-name="Strong_20_Emphasis"><text:span text:style-name="T132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op het pictogram van</text:span></text:span><text:span text:style-name="Strong_20_Emphasis"><text:span text:style-name="T163"> </text:span></text:span><text:span text:style-name="Strong_20_Emphasis"><text:span text:style-name="T241">Installatiem</text:span></text:span><text:span text:style-name="Strong_20_Emphasis"><text:span text:style-name="T242">enu</text:span></text:span><text:span text:style-name="Strong_20_Emphasis"><text:span text:style-name="T127">.</text:span></text:span></text:p>
          </table:table-cell>
        </table:table-row>
        <table:table-row table:style-name="TableLine94831131673200">
          <table:table-cell table:style-name="_31_._5f_Installatie_5f_voorbereiden.A1" office:value-type="string">
            <text:p text:style-name="P73"><text:span text:style-name="Strong_20_Emphasis"><text:span text:style-name="T113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4">K</text:span></text:span><text:span text:style-name="Strong_20_Emphasis"><text:span text:style-name="T135">ie</text:span></text:span><text:span text:style-name="Strong_20_Emphasis"><text:span text:style-name="T136">s</text:span></text:span><text:span text:style-name="Strong_20_Emphasis"><text:span text:style-name="T124"> </text:span></text:span><text:span text:style-name="Strong_20_Emphasis"><text:span text:style-name="T243">1</text:span></text:span><text:span text:style-name="Strong_20_Emphasis"><text:span text:style-name="T244"> </text:span></text:span><text:span text:style-name="Strong_20_Emphasis"><text:span text:style-name="T245">In</text:span></text:span><text:span text:style-name="Strong_20_Emphasis"><text:span text:style-name="T219">stallatie voorbereiden</text:span></text:span><text:span text:style-name="Strong_20_Emphasis"><text:span text:style-name="T137"> </text:span></text:span><text:span text:style-name="Strong_20_Emphasis"><text:span text:style-name="T123">en volg </text:span></text:span><text:span text:style-name="Strong_20_Emphasis"><text:span text:style-name="T124">de aanwijzingen op het scherm.</text:span></text:span></text:p>
          </table:table-cell>
        </table:table-row>
      </table:table>
      <text:p text:style-name="P15"/>
      <text:list xml:id="list201823975301655" text:continue-numbering="true" text:style-name="L1">
        <text:list-item>
          <text:p text:style-name="P95"><text:bookmark-start text:name="__RefNumPara__4009_1271708128"/><text:span text:style-name="Strong_20_Emphasis"><text:span text:style-name="T409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31131566768">
          <table:table-cell table:style-name="_32_._5f_Installatie_5f_uitvoeren.A1" office:value-type="string">
            <text:p text:style-name="P57"><text:span text:style-name="Strong_20_Emphasis"><text:span text:style-name="T113"><text:s/></text:span></text:span><text:span text:style-name="Strong_20_Emphasis"><text:span text:style-name="T162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31">een </text:span><text:span text:style-name="T331"><text:reference-ref text:reference-format="text" text:ref-name="Distributie">Ubuntu</text:reference-ref></text:span><text:span text:style-name="T331"><text:s/></text:span><text:span text:style-name="T8"><text:reference-ref text:reference-format="text" text:ref-name="Versie">22.04</text:reference-ref></text:span><text:span text:style-name="T267"><text:s/></text:span><text:span text:style-name="T267"><text:reference-ref text:reference-format="text" text:ref-name="Editie">desktop</text:reference-ref></text:span><text:span text:style-name="T267"><text:s/>Live</text:span><text:span text:style-name="T267"><text:note text:id="ftn5" text:note-class="footnote"><text:note-citation>1</text:note-citation><text:note-body><text:p text:style-name="P80"><text:span text:style-name="T391">Vanaf ee</text:span>n Live <text:span text:style-name="T395">USB-stick of </text:span><text:span text:style-name="T277">C</text:span><text:span text:style-name="T395">D</text:span><text:span text:style-name="T3"> </text:span>kunt <text:span text:style-name="T391">u opstarten en</text:span> met <text:reference-ref text:reference-format="text" text:ref-name="Distributie">Ubuntu</text:reference-ref><text:s/>werken zonder deze te installeren.</text:p></text:note-body></text:note></text:span><text:span text:style-name="T267"> </text:span><text:span text:style-name="T268">USB-stick</text:span><text:span text:style-name="T268"><text:note text:id="ftn6" text:note-class="footnote"><text:note-citation>2</text:note-citation><text:note-body><text:p text:style-name="P82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93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92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68"> of </text:span><text:span text:style-name="T49">C</text:span><text:span text:style-name="T268">D</text:span><text:span text:style-name="T268"><text:note text:id="ftn7" text:note-class="footnote"><text:note-citation>3</text:note-citation><text:note-body><text:p text:style-name="Footnote"><text:span text:style-name="T434">Waar </text:span>in deze checklist “CD” <text:span text:style-name="T434">staat</text:span>, geldt dit zowel voor CD's, DVD's als BD's, omdat vanuit het oogpunt van het besturingssysteem al deze technologieën helemaal hetzelfde zijn.</text:p></text:note-body></text:note></text:span><text:span text:style-name="T267">.</text:span></text:p>
            <text:p text:style-name="P50"><text:span text:style-name="T255">Opstartmenu/</text:span><text:span text:style-name="T256">boot menu</text:span><text:span text:style-name="T255"> </text:span><text:span text:style-name="T254">via </text:span><text:span text:style-name="Definition"><text:span text:style-name="T433">opstartmenu</text:span></text:span><text:span text:style-name="T254">, </text:span><text:span text:style-name="T255">instellingen/</text:span><text:span text:style-name="T256">setup</text:span><text:span text:style-name="T254"> via </text:span><text:span text:style-name="Definition"><text:span text:style-name="T421">instellingen</text:span></text:span><text:span text:style-name="T254">.</text:span></text:p>
          </table:table-cell>
        </table:table-row>
        <table:table-row table:style-name="TableLine94831131724784">
          <table:table-cell table:style-name="_32_._5f_Installatie_5f_uitvoeren.A1" office:value-type="string">
            <text:p text:style-name="P57"><text:span text:style-name="Strong_20_Emphasis"><text:span text:style-name="T113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4">Kies</text:span></text:span><text:span text:style-name="Strong_20_Emphasis"><text:span text:style-name="T54"> </text:span></text:span><text:span text:style-name="Strong_20_Emphasis"><text:span text:style-name="T165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15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831131648640">
          <table:table-cell table:style-name="_32_._5f_Installatie_5f_uitvoeren.A1" office:value-type="string">
            <text:p text:style-name="P57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19"><text:span text:style-name="T324">Kies </text:span><text:span text:style-name="T323">Ubuntu installeren </text:span><text:span text:style-name="Strong_20_Emphasis"><text:span text:style-name="T165">en druk op </text:span></text:span><text:span text:style-name="Strong_20_Emphasis"><text:span text:style-name="T166">de </text:span></text:span><text:span text:style-name="Strong_20_Emphasis"><text:span text:style-name="T167">Enter</text:span></text:span><text:span text:style-name="Strong_20_Emphasis"><text:span text:style-name="T166">-toets</text:span></text:span><text:span text:style-name="T324">.</text:span></text:p>
          </table:table-cell>
        </table:table-row>
        <table:table-row table:style-name="TableLine9483113169070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20"><text:s/></text:span></text:span><text:span text:style-name="T113"><draw:control text:anchor-type="as-char" draw:z-index="3" draw:name="Vorm12" draw:style-name="gr1" draw:text-style-name="P97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28">Wel</text:span></text:span><text:span text:style-name="Strong_20_Emphasis"><text:span text:style-name="T218">k</text:span></text:span><text:span text:style-name="Strong_20_Emphasis"><text:span text:style-name="T229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0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1">Verder</text:span></text:span><text:span text:style-name="Strong_20_Emphasis"><text:span text:style-name="T53">.</text:span></text:span></text:p>
          </table:table-cell>
        </table:table-row>
        <table:table-row table:style-name="TableLine94831131722064">
          <table:table-cell table:style-name="_32_._5f_Installatie_5f_uitvoeren.A1" office:value-type="string">
            <text:p text:style-name="P57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76">O</text:span></text:span><text:span text:style-name="Strong_20_Emphasis"><text:span text:style-name="T177">p </text:span></text:span><text:span text:style-name="Strong_20_Emphasis"><text:span text:style-name="T178">het </text:span></text:span><text:span text:style-name="Strong_20_Emphasis"><text:span text:style-name="T179">scherm </text:span></text:span><text:span text:style-name="Strong_20_Emphasis"><text:span text:style-name="T230">Toetsenbord</text:span></text:span><text:span text:style-name="Strong_20_Emphasis"><text:span text:style-name="T231">indeling</text:span></text:span><text:span text:style-name="Strong_20_Emphasis"><text:span text:style-name="T179"> </text:span></text:span><text:span text:style-name="Strong_20_Emphasis"><text:span text:style-name="T180">controleer </text:span></text:span><text:span text:style-name="Strong_20_Emphasis"><text:span text:style-name="T181">de </text:span></text:span><text:span text:style-name="Strong_20_Emphasis"><text:span text:style-name="T182">te gebruiken </text:span></text:span><text:span text:style-name="Strong_20_Emphasis"><text:span text:style-name="T180">toetsenbordindeling </text:span></text:span><text:span text:style-name="Strong_20_Emphasis"><text:span text:style-name="T183">en </text:span></text:span><text:span text:style-name="Strong_20_Emphasis"><text:span text:style-name="T176">klik </text:span></text:span><text:span text:style-name="Strong_20_Emphasis"><text:span text:style-name="T179">op </text:span></text:span><text:span text:style-name="Strong_20_Emphasis"><text:span text:style-name="T225">Verder</text:span></text:span><text:span text:style-name="Strong_20_Emphasis"><text:span text:style-name="T179">.</text:span></text:span></text:p>
          </table:table-cell>
        </table:table-row>
        <table:table-row table:style-name="TableLine94831131722576">
          <table:table-cell table:style-name="_32_._5f_Installatie_5f_uitvoeren.A1" office:value-type="string">
            <text:p text:style-name="P57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2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1">Verder</text:span></text:span><text:span text:style-name="Strong_20_Emphasis"><text:span text:style-name="T53">.</text:span></text:span></text:p>
          </table:table-cell>
        </table:table-row>
        <table:table-row table:style-name="TableLine94831131723200">
          <table:table-cell table:style-name="_32_._5f_Installatie_5f_uitvoeren.A1" office:value-type="string">
            <text:p text:style-name="P57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3">Bijgewerkte pakketten en andere programmatuur</text:span></text:span><text:span text:style-name="Strong_20_Emphasis"><text:span text:style-name="T234"> </text:span></text:span><text:span text:style-name="T53">klik op </text:span><text:span text:style-name="Strong_20_Emphasis"><text:span text:style-name="T220">Verder</text:span></text:span><text:span text:style-name="Strong_20_Emphasis"><text:span text:style-name="T53">.</text:span></text:span></text:p>
          </table:table-cell>
        </table:table-row>
        <table:table-row table:style-name="TableLine9483113172382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831131889520">
          <table:table-cell table:style-name="_32_._5f_Installatie_5f_uitvoeren.A1" office:value-type="string">
            <text:p text:style-name="P57"><text:span text:style-name="Strong_20_Emphasis"><text:span text:style-name="T420"><text:s/></text:span></text:span><text:span text:style-name="T113"><draw:control text:anchor-type="as-char" draw:z-index="4" draw:name="Vorm16" draw:style-name="gr1" draw:text-style-name="P97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5">Installatietype</text:span></text:span><text:span text:style-name="Strong_20_Emphasis"><text:span text:style-name="T184"> </text:span></text:span><text:span text:style-name="Strong_20_Emphasis"><text:span text:style-name="T185">selecteer</text:span></text:span><text:span text:style-name="Strong_20_Emphasis"><text:span text:style-name="T186"> </text:span></text:span><text:span text:style-name="Strong_20_Emphasis"><text:span text:style-name="T335">het gewenste </text:span></text:span><text:span text:style-name="Strong_20_Emphasis"><text:span text:style-name="T352">Installatie type</text:span></text:span><text:span text:style-name="Strong_20_Emphasis"><text:span text:style-name="T335">.</text:span></text:span></text:p>
          </table:table-cell>
        </table:table-row>
        <table:table-row table:style-name="TableLine9483113189014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6"><text:span text:style-name="Strong_20_Emphasis"><text:span text:style-name="T336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26">I</text:span></text:span><text:span text:style-name="Strong_20_Emphasis"><text:span text:style-name="T227">nstalle</text:span></text:span><text:span text:style-name="Strong_20_Emphasis"><text:span text:style-name="T226">e</text:span></text:span><text:span text:style-name="Strong_20_Emphasis"><text:span text:style-name="T227">r </text:span></text:span><text:span text:style-name="Strong_20_Emphasis"><text:span text:style-name="T226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16">Verder</text:span></text:span><text:span text:style-name="Strong_20_Emphasis"><text:span text:style-name="T95"> en </text:span></text:span><text:span text:style-name="Strong_20_Emphasis"><text:span text:style-name="T170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198">k</text:span></text:span><text:span text:style-name="Strong_20_Emphasis"><text:span text:style-name="T199">lik op </text:span></text:span><text:span text:style-name="Strong_20_Emphasis"><text:span text:style-name="T226">I</text:span></text:span><text:span text:style-name="Strong_20_Emphasis"><text:span text:style-name="T227">nstalle</text:span></text:span><text:span text:style-name="Strong_20_Emphasis"><text:span text:style-name="T226">e</text:span></text:span><text:span text:style-name="Strong_20_Emphasis"><text:span text:style-name="T227">r </text:span></text:span><text:span text:style-name="Strong_20_Emphasis"><text:span text:style-name="T226">nu</text:span></text:span><text:span text:style-name="Strong_20_Emphasis"><text:span text:style-name="T199">.</text:span></text:span></text:p>
          </table:table-cell>
        </table:table-row>
        <table:table-row table:style-name="TableLine94831131890768">
          <table:table-cell table:style-name="_32_._5f_Installatie_5f_uitvoeren.A1" office:value-type="string">
            <text:p text:style-name="P75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5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2">Verder</text:span></text:span><text:span text:style-name="Strong_20_Emphasis"><text:span text:style-name="T75">.</text:span></text:span></text:p>
          </table:table-cell>
        </table:table-row>
        <table:table-row table:style-name="TableLine9483113189139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831131892016">
          <table:table-cell table:style-name="_32_._5f_Installatie_5f_uitvoeren.A1" office:value-type="string">
            <text:p text:style-name="P57"><text:span text:style-name="Strong_20_Emphasis"><text:span text:style-name="T420"><text:s/></text:span></text:span><text:span text:style-name="T113"><draw:control text:anchor-type="as-char" draw:z-index="5" draw:name="Vorm19" draw:style-name="gr1" draw:text-style-name="P97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7">O</text:span></text:span><text:span text:style-name="Strong_20_Emphasis"><text:span text:style-name="T338">p </text:span></text:span><text:span text:style-name="Strong_20_Emphasis"><text:span text:style-name="T339">het </text:span></text:span><text:span text:style-name="Strong_20_Emphasis"><text:span text:style-name="T340">scherm </text:span></text:span><text:span text:style-name="Strong_20_Emphasis"><text:span text:style-name="T353">Waar bevindt u zich?</text:span></text:span><text:span text:style-name="Strong_20_Emphasis"><text:span text:style-name="T340"> </text:span></text:span><text:span text:style-name="Strong_20_Emphasis"><text:span text:style-name="T341">controleer </text:span></text:span><text:span text:style-name="Strong_20_Emphasis"><text:span text:style-name="T342">de </text:span></text:span><text:span text:style-name="Strong_20_Emphasis"><text:span text:style-name="T341">locatie en </text:span></text:span><text:span text:style-name="Strong_20_Emphasis"><text:span text:style-name="T337">klik </text:span></text:span><text:span text:style-name="Strong_20_Emphasis"><text:span text:style-name="T340">op </text:span></text:span><text:span text:style-name="Strong_20_Emphasis"><text:span text:style-name="T353">Verder</text:span></text:span><text:span text:style-name="Strong_20_Emphasis"><text:span text:style-name="T340">.</text:span></text:span></text:p>
          </table:table-cell>
        </table:table-row>
        <table:table-row table:style-name="TableLine94831131892640">
          <table:table-cell table:style-name="_32_._5f_Installatie_5f_uitvoeren.A1" office:value-type="string">
            <text:p text:style-name="P57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7"><text:span text:style-name="T354">Op </text:span><text:span text:style-name="T355">het </text:span><text:span text:style-name="T353">scherm </text:span><text:span text:style-name="Strong_20_Emphasis"><text:span text:style-name="T353">Wie bent u?</text:span></text:span><text:span text:style-name="T353"> </text:span><text:span text:style-name="T354">vul </text:span><text:span text:style-name="T356">in </text:span><text:span text:style-name="Strong_20_Emphasis"><text:span text:style-name="T357">Uw n</text:span></text:span><text:span text:style-name="Strong_20_Emphasis"><text:span text:style-name="T358">aam</text:span></text:span><text:span text:style-name="Strong_20_Emphasis"><text:span text:style-name="T343"> </text:span></text:span><text:span text:style-name="Definition"><text:span text:style-name="T422">gebruiker</text:span></text:span><text:span text:style-name="Strong_20_Emphasis"><text:span text:style-name="T344">, <text:line-break/></text:span></text:span><text:span text:style-name="Strong_20_Emphasis"><text:span text:style-name="T358">Naam </text:span></text:span><text:span text:style-name="Strong_20_Emphasis"><text:span text:style-name="T357">van uw </text:span></text:span><text:span text:style-name="Strong_20_Emphasis"><text:span text:style-name="T359">computer</text:span></text:span><text:span text:style-name="Definition"><text:span text:style-name="T418"> </text:span></text:span><text:span text:style-name="Definition"><text:span text:style-name="T422">computernaam</text:span></text:span><text:span text:style-name="Strong_20_Emphasis"><text:span text:style-name="T343">,<text:line-break/></text:span></text:span><text:span text:style-name="Strong_20_Emphasis"><text:span text:style-name="T357">Kies een g</text:span></text:span><text:span text:style-name="Strong_20_Emphasis"><text:span text:style-name="T359">ebruikersnaam</text:span></text:span><text:span text:style-name="Strong_20_Emphasis"><text:span text:style-name="T343"> </text:span></text:span><text:span text:style-name="Definition"><text:span text:style-name="T422">gebruikersnaam</text:span></text:span><text:span text:style-name="Strong_20_Emphasis"><text:span text:style-name="T343">,<text:line-break/></text:span></text:span><text:span text:style-name="Strong_20_Emphasis"><text:span text:style-name="T345">g</text:span></text:span><text:span text:style-name="Strong_20_Emphasis"><text:span text:style-name="T334">eef tweemaal een </text:span></text:span><text:span text:style-name="Strong_20_Emphasis"><text:span text:style-name="T351">wachtwoord</text:span></text:span><text:span text:style-name="Strong_20_Emphasis"><text:span text:style-name="T334">,</text:span></text:span><text:span text:style-name="Strong_20_Emphasis"><text:span text:style-name="T348"> </text:span></text:span><text:span text:style-name="Strong_20_Emphasis"><text:span text:style-name="T349">en</text:span></text:span><text:span text:style-name="Strong_20_Emphasis"><text:span text:style-name="T348"> </text:span></text:span><text:span text:style-name="Strong_20_Emphasis"><text:span text:style-name="T350">k</text:span></text:span><text:span text:style-name="Strong_20_Emphasis"><text:span text:style-name="T334">lik op </text:span></text:span><text:span text:style-name="Strong_20_Emphasis"><text:span text:style-name="T351">Verder</text:span></text:span><text:span text:style-name="Strong_20_Emphasis"><text:span text:style-name="T334">.</text:span></text:span></text:p>
          </table:table-cell>
        </table:table-row>
        <table:table-row table:style-name="TableLine9483113189326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831131893888">
          <table:table-cell table:style-name="_32_._5f_Installatie_5f_uitvoeren.A1" office:value-type="string">
            <text:p text:style-name="P57"><text:span text:style-name="Strong_20_Emphasis"><text:span text:style-name="T420"><text:s/></text:span></text:span><text:span text:style-name="T113"><draw:control text:anchor-type="as-char" draw:z-index="6" draw:name="Vorm21" draw:style-name="gr1" draw:text-style-name="P97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6">O</text:span></text:span><text:span text:style-name="Strong_20_Emphasis"><text:span text:style-name="T347">p het scherm </text:span></text:span><text:span text:style-name="Strong_20_Emphasis"><text:span text:style-name="T360">Installatie voltooid</text:span></text:span><text:span text:style-name="Strong_20_Emphasis"><text:span text:style-name="T347"> </text:span></text:span><text:span text:style-name="Strong_20_Emphasis"><text:span text:style-name="T346">klik </text:span></text:span><text:span text:style-name="Strong_20_Emphasis"><text:span text:style-name="T334">op </text:span></text:span><text:span text:style-name="Strong_20_Emphasis"><text:span text:style-name="T351">Nu herstarten</text:span></text:span><text:span text:style-name="Strong_20_Emphasis"><text:span text:style-name="T334">.</text:span></text:span></text:p>
          </table:table-cell>
        </table:table-row>
        <table:table-row table:style-name="TableLine9483113189451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831131895136">
          <table:table-cell table:style-name="_32_._5f_Installatie_5f_uitvoeren.A1" office:value-type="string">
            <text:p text:style-name="P57"><text:span text:style-name="Strong_20_Emphasis"><text:span text:style-name="T113"><text:s/></text:span></text:span><text:span text:style-name="Strong_20_Emphasis"><text:span text:style-name="T162"><draw:control text:anchor-type="as-char" draw:z-index="7" draw:name="Vorm22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87">Verwijder </text:span></text:span><text:span text:style-name="Strong_20_Emphasis"><text:span text:style-name="T188">het </text:span></text:span><text:span text:style-name="Strong_20_Emphasis"><text:span text:style-name="T187">installatiemedium (</text:span></text:span><text:span text:style-name="Strong_20_Emphasis"><text:span text:style-name="T189">USB-stick of </text:span></text:span><text:span text:style-name="Strong_20_Emphasis"><text:span text:style-name="T168">C</text:span></text:span><text:span text:style-name="Strong_20_Emphasis"><text:span text:style-name="T189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87">) </text:span></text:span><text:span text:style-name="Strong_20_Emphasis"><text:span text:style-name="T190">en</text:span></text:span><text:span text:style-name="Strong_20_Emphasis"><text:span text:style-name="T187"> </text:span></text:span><text:span text:style-name="Strong_20_Emphasis"><text:span text:style-name="T191">druk </text:span></text:span><text:span text:style-name="Strong_20_Emphasis"><text:span text:style-name="T192">op</text:span></text:span><text:span text:style-name="Strong_20_Emphasis"><text:span text:style-name="T191"> </text:span></text:span><text:span text:style-name="Strong_20_Emphasis"><text:span text:style-name="T166">de </text:span></text:span><text:span text:style-name="Strong_20_Emphasis"><text:span text:style-name="T167">Enter</text:span></text:span><text:span text:style-name="Strong_20_Emphasis"><text:span text:style-name="T166">-toets</text:span></text:span><text:span text:style-name="Strong_20_Emphasis"><text:span text:style-name="T193">.</text:span></text:span></text:p>
          </table:table-cell>
        </table:table-row>
      </table:table>
      <text:p text:style-name="P49"><text:span text:style-name="Strong_20_Emphasis"><text:span text:style-name="T191"/></text:span></text:p>
      <text:list xml:id="list201824921639580" text:continue-numbering="true" text:style-name="L1">
        <text:list-item>
          <text:p text:style-name="P93"><text:span text:style-name="Strong_20_Emphasis"><text:span text:style-name="T236">Installatie </text:span></text:span><text:span text:style-name="Strong_20_Emphasis"><text:span text:style-name="T237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31131659168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8" draw:name="Vorm24" draw:style-name="gr1" draw:text-style-name="P9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14">gebruiker</text:span></text:span><text:span text:style-name="Strong_20_Emphasis"><text:span text:style-name="T85">.</text:span></text:span></text:p>
          </table:table-cell>
        </table:table-row>
        <table:table-row table:style-name="TableLine948311319895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4"/></text:span></text:p>
          </table:table-cell>
        </table:table-row>
        <table:table-row table:style-name="TableLine94831131976480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9" draw:name="Vorm25" draw:style-name="gr1" draw:text-style-name="P9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17">Overslaan</text:span></text:span><text:span text:style-name="Strong_20_Emphasis"><text:span text:style-name="T98"> en </text:span></text:span><text:span text:style-name="Strong_20_Emphasis"><text:span text:style-name="T238">Volgende</text:span></text:span><text:span text:style-name="Strong_20_Emphasis"><text:span text:style-name="T194">.</text:span></text:span></text:p>
          </table:table-cell>
        </table:table-row>
        <table:table-row table:style-name="TableLine94831131931600">
          <table:table-cell table:style-name="_33_._5f_Installatie_5f_afronden.A1" office:value-type="string">
            <text:p text:style-name="P58"><text:span text:style-name="Strong_20_Emphasis"><text:span text:style-name="T113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39">Klaar om te beginnen </text:span></text:span><text:span text:style-name="Strong_20_Emphasis"><text:span text:style-name="T194">klik op </text:span></text:span><text:span text:style-name="Strong_20_Emphasis"><text:span text:style-name="T238">Vol</text:span></text:span><text:span text:style-name="Strong_20_Emphasis"><text:span text:style-name="T240">tooid</text:span></text:span><text:span text:style-name="Strong_20_Emphasis"><text:span text:style-name="T194">.</text:span></text:span></text:p>
          </table:table-cell>
        </table:table-row>
        <table:table-row table:style-name="TableLine948311321056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831132099312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10" draw:name="Vorm27" draw:style-name="gr1" draw:text-style-name="P9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95">s</text:span></text:span><text:span text:style-name="Strong_20_Emphasis"><text:span text:style-name="T197"> </text:span></text:span><text:span text:style-name="Strong_20_Emphasis"><text:span text:style-name="T196">toe </text:span></text:span><text:span text:style-name="Strong_20_Emphasis"><text:span text:style-name="T115">via </text:span></text:span><text:span text:style-name="Strong_20_Emphasis"><text:span text:style-name="T125">een </text:span></text:span><text:span text:style-name="Strong_20_Emphasis"><text:span text:style-name="T131">druk op de </text:span></text:span><text:span text:style-name="Strong_20_Emphasis"><text:span text:style-name="T128">Super</text:span></text:span><text:span text:style-name="Strong_20_Emphasis"><text:span text:style-name="T131">-toets</text:span></text:span><text:span text:style-name="Strong_20_Emphasis"><text:span text:style-name="T131"><text:note text:id="ftn8" text:note-class="footnote"><text:note-citation>1</text:note-citation><text:note-body><text:p text:style-name="P47"><text:span text:style-name="T291">De </text:span><text:span text:style-name="T292">Super</text:span><text:span text:style-name="T291">-toets is de Windows</text:span><text:span text:style-name="T293">-</text:span><text:span text:style-name="T294">toets</text:span><text:span text:style-name="T291">, </text:span><text:span text:style-name="T293">C</text:span><text:span text:style-name="T291">ommand-</text:span><text:span text:style-name="T294">toets</text:span><text:span text:style-name="T291">, of </text:span><text:span text:style-name="T293">V</text:span><text:span text:style-name="T291">ergrootglas-toets.</text:span></text:p></text:note-body></text:note></text:span></text:span><text:span text:style-name="Strong_20_Emphasis"><text:span text:style-name="T125">, </text:span></text:span><text:span text:style-name="Strong_20_Emphasis"><text:span text:style-name="T138">t</text:span></text:span><text:span text:style-name="Strong_20_Emphasis"><text:span text:style-name="T130">yp </text:span></text:span><text:span text:style-name="Strong_20_Emphasis"><text:span text:style-name="T206">geb</text:span></text:span><text:span text:style-name="Strong_20_Emphasis"><text:span text:style-name="T207">r</text:span></text:span><text:span text:style-name="Strong_20_Emphasis"><text:span text:style-name="T131"> </text:span></text:span><text:span text:style-name="Strong_20_Emphasis"><text:span text:style-name="T139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</text:span></text:span><text:span text:style-name="Strong_20_Emphasis"><text:span text:style-name="T140">bij </text:span></text:span><text:span text:style-name="Strong_20_Emphasis"><text:span text:style-name="T223">Instellingen </text:span></text:span><text:span text:style-name="Strong_20_Emphasis"><text:span text:style-name="T141">rechts o</text:span></text:span><text:span text:style-name="Strong_20_Emphasis"><text:span text:style-name="T115">p </text:span></text:span><text:span text:style-name="Strong_20_Emphasis"><text:span text:style-name="T224">Gebruikers</text:span></text:span><text:span text:style-name="Strong_20_Emphasis"><text:span text:style-name="T142">.</text:span></text:span></text:p>
          </table:table-cell>
        </table:table-row>
        <table:table-row table:style-name="TableLine948311319789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169">Klik links</text:span></text:span><text:span text:style-name="Strong_20_Emphasis"><text:span text:style-name="T200"> </text:span></text:span><text:span text:style-name="Strong_20_Emphasis"><text:span text:style-name="T143">op </text:span></text:span><text:span text:style-name="Strong_20_Emphasis"><text:span text:style-name="T208">Ontgrendelen</text:span></text:span><text:span text:style-name="Strong_20_Emphasis"><text:span text:style-name="T143"> </text:span></text:span><text:span text:style-name="Strong_20_Emphasis"><text:span text:style-name="T144">en daarna op </text:span></text:span><text:span text:style-name="Strong_20_Emphasis"><text:span text:style-name="T246">Gebruik</text:span></text:span><text:span text:style-name="Strong_20_Emphasis"><text:span text:style-name="T247">er</text:span></text:span><text:span text:style-name="Strong_20_Emphasis"><text:span text:style-name="T246"> toevoegen</text:span></text:span><text:span text:style-name="Strong_20_Emphasis"><text:span text:style-name="T144">.</text:span></text:span></text:p>
          </table:table-cell>
        </table:table-row>
        <table:table-row table:style-name="TableLine9483113192400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200">Sluit </text:span></text:span><text:span text:style-name="Strong_20_Emphasis"><text:span text:style-name="T246">Gebruiker toevoegen</text:span></text:span><text:span text:style-name="Strong_20_Emphasis"><text:span text:style-name="T144">.</text:span></text:span></text:p>
          </table:table-cell>
        </table:table-row>
        <table:table-row table:style-name="TableLine948311320589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831132109728">
          <table:table-cell table:style-name="_33_._5f_Installatie_5f_afronden.A1" office:value-type="string">
            <text:p text:style-name="P43"><text:span text:style-name="Strong_20_Emphasis"><text:span text:style-name="T101"><text:s/></text:span></text:span><text:span text:style-name="Strong_20_Emphasis"><text:span text:style-name="T161"><draw:control text:anchor-type="as-char" draw:z-index="24" draw:name="Vorm 2" draw:style-name="gr1" draw:text-style-name="P9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2">Controleer </text:span></text:span><text:span text:style-name="Strong_20_Emphasis"><text:span text:style-name="T173">of er </text:span></text:span><text:span text:style-name="Strong_20_Emphasis"><text:span text:style-name="T174">extra stuurprogramma's zijn</text:span></text:span><text:span text:style-name="Strong_20_Emphasis"><text:span text:style-name="T173"> </text:span></text:span><text:span text:style-name="Strong_20_Emphasis"><text:span text:style-name="T175">via </text:span></text:span><text:span text:style-name="Strong_20_Emphasis"><text:span text:style-name="T102">een </text:span></text:span><text:span text:style-name="Strong_20_Emphasis"><text:span text:style-name="T103">druk</text:span></text:span><text:span text:style-name="Strong_20_Emphasis"><text:span text:style-name="T102"> op</text:span></text:span><text:span text:style-name="Strong_20_Emphasis"><text:span text:style-name="T104"> de </text:span></text:span><text:span text:style-name="Strong_20_Emphasis"><text:span text:style-name="T105">Super</text:span></text:span><text:span text:style-name="Strong_20_Emphasis"><text:span text:style-name="T104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2">, </text:span></text:span><text:span text:style-name="Strong_20_Emphasis"><text:span text:style-name="T106">t</text:span></text:span><text:span text:style-name="Strong_20_Emphasis"><text:span text:style-name="T107">yp </text:span></text:span><text:span text:style-name="Strong_20_Emphasis"><text:span text:style-name="T212">stuu</text:span></text:span><text:span text:style-name="Strong_20_Emphasis"><text:span text:style-name="T108"> </text:span></text:span><text:span text:style-name="Strong_20_Emphasis"><text:span text:style-name="T109">e</text:span></text:span><text:span text:style-name="Strong_20_Emphasis"><text:span text:style-name="T110">n </text:span></text:span><text:span text:style-name="Strong_20_Emphasis"><text:span text:style-name="T111">k</text:span></text:span><text:span text:style-name="Strong_20_Emphasis"><text:span text:style-name="T110">lik op het pictogram van</text:span></text:span><text:span text:style-name="Strong_20_Emphasis"><text:span text:style-name="T112"> </text:span></text:span><text:span text:style-name="Strong_20_Emphasis"><text:span text:style-name="T213">Ex</text:span></text:span><text:span text:style-name="Strong_20_Emphasis"><text:span text:style-name="T214">tra stuurprogramma's</text:span></text:span><text:span text:style-name="Strong_20_Emphasis"><text:span text:style-name="T102">.</text:span></text:span></text:p>
          </table:table-cell>
        </table:table-row>
        <table:table-row table:style-name="TableLine948311320811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83113168232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831131932080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11" draw:name="Vorm29" draw:style-name="gr1" draw:text-style-name="P9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5">een </text:span></text:span><text:span text:style-name="Strong_20_Emphasis"><text:span text:style-name="T145">druk</text:span></text:span><text:span text:style-name="Strong_20_Emphasis"><text:span text:style-name="T125"> op</text:span></text:span><text:span text:style-name="Strong_20_Emphasis"><text:span text:style-name="T146"> de </text:span></text:span><text:span text:style-name="Strong_20_Emphasis"><text:span text:style-name="T128">Super</text:span></text:span><text:span text:style-name="Strong_20_Emphasis"><text:span text:style-name="T146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5">, </text:span></text:span><text:span text:style-name="Strong_20_Emphasis"><text:span text:style-name="T138">t</text:span></text:span><text:span text:style-name="Strong_20_Emphasis"><text:span text:style-name="T130">yp </text:span></text:span><text:span text:style-name="Strong_20_Emphasis"><text:span text:style-name="T209">upd</text:span></text:span><text:span text:style-name="Strong_20_Emphasis"><text:span text:style-name="T131"> </text:span></text:span><text:span text:style-name="Strong_20_Emphasis"><text:span text:style-name="T139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op het pictogram van </text:span></text:span><text:span text:style-name="Strong_20_Emphasis"><text:span text:style-name="T248">Updatebeheer</text:span></text:span><text:span text:style-name="Strong_20_Emphasis"><text:span text:style-name="T146">.</text:span></text:span></text:p>
          </table:table-cell>
        </table:table-row>
        <table:table-row table:style-name="TableLine94831131947200">
          <table:table-cell table:style-name="_33_._5f_Installatie_5f_afronden.A1" office:value-type="string">
            <text:p text:style-name="P58"><text:span text:style-name="Strong_20_Emphasis"><text:span text:style-name="T113"/></text:span></text:p>
          </table:table-cell>
          <table:table-cell table:style-name="_33_._5f_Installatie_5f_afronden.A1" office:value-type="string">
            <text:p text:style-name="P56"><text:span text:style-name="T325">Als</text:span><text:span text:style-name="T326"> </text:span><text:span text:style-name="T327">er </text:span><text:span text:style-name="T326">updates beschikbaar zijn, k</text:span><text:span text:style-name="T328">lik op </text:span><text:span text:style-name="Strong_20_Emphasis"><text:span text:style-name="T328">Nu installeren</text:span></text:span><text:span text:style-name="T328">.</text:span></text:p>
          </table:table-cell>
        </table:table-row>
        <table:table-row table:style-name="TableLine94831132056480">
          <table:table-cell table:style-name="_33_._5f_Installatie_5f_afronden.A1" office:value-type="string">
            <text:p text:style-name="P58"><text:span text:style-name="Strong_20_Emphasis"><text:span text:style-name="T162"/></text:span></text:p>
          </table:table-cell>
          <table:table-cell table:style-name="_33_._5f_Installatie_5f_afronden.A1" office:value-type="string">
            <text:p text:style-name="P56"><text:span text:style-name="T329">A</text:span><text:span text:style-name="T420">ls </text:span><text:span text:style-name="Strong_20_Emphasis"><text:span text:style-name="T330">Updatebeheer </text:span></text:span><text:span text:style-name="T420">hierom vraagt, </text:span><text:span text:style-name="T423">h</text:span><text:span text:style-name="T420">erstart </text:span><text:span text:style-name="T424">de</text:span><text:span text:style-name="T420"> computer </text:span><text:span text:style-name="T425">en daarna weer aanmelden als </text:span><text:span text:style-name="Definition"><text:span text:style-name="T417">gebruiker</text:span></text:span><text:span text:style-name="T420">.</text:span></text:p>
          </table:table-cell>
        </table:table-row>
        <table:table-row table:style-name="TableLine948311319581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831132102640">
          <table:table-cell table:style-name="_33_._5f_Installatie_5f_afronden.A1" office:value-type="string">
            <text:p text:style-name="P57"><text:span text:style-name="Strong_20_Emphasis"><text:span text:style-name="T113"><text:s/></text:span></text:span><text:span text:style-name="Strong_20_Emphasis"><text:span text:style-name="T162"><draw:control text:anchor-type="as-char" draw:z-index="18" draw:name="Vorm4_1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3">Installeer </text:span></text:span><text:span text:style-name="Strong_20_Emphasis"><text:span text:style-name="T114">pakket kz</text:span></text:span><text:span text:style-name="Strong_20_Emphasis"><text:span text:style-name="T113"> </text:span></text:span><text:span text:style-name="Strong_20_Emphasis"><text:span text:style-name="T115">via </text:span></text:span><text:span text:style-name="Strong_20_Emphasis"><text:span text:style-name="T117">het </text:span></text:span><text:span text:style-name="Strong_20_Emphasis"><text:span text:style-name="T118">s</text:span></text:span><text:span text:style-name="Strong_20_Emphasis"><text:span text:style-name="T115">tart</text:span></text:span><text:span text:style-name="Strong_20_Emphasis"><text:span text:style-name="T117">en van</text:span></text:span><text:span text:style-name="Strong_20_Emphasis"><text:span text:style-name="T119"> </text:span></text:span><text:span text:style-name="Strong_20_Emphasis"><text:span text:style-name="T203">Terminalvenster</text:span></text:span><text:span text:style-name="Strong_20_Emphasis"><text:span text:style-name="T115"> met toetscombinatie <text:line-break/></text:span></text:span><text:span text:style-name="Strong_20_Emphasis"><text:span text:style-name="T116">Ctrl</text:span></text:span><text:span text:style-name="Strong_20_Emphasis"><text:span text:style-name="T115"> </text:span></text:span><text:span text:style-name="Strong_20_Emphasis"><text:span text:style-name="T116">Alt</text:span></text:span><text:span text:style-name="Strong_20_Emphasis"><text:span text:style-name="T115"> </text:span></text:span><text:span text:style-name="Strong_20_Emphasis"><text:span text:style-name="T116">T</text:span></text:span><text:span text:style-name="Strong_20_Emphasis"><text:span text:style-name="T117">. </text:span></text:span></text:p>
          </table:table-cell>
        </table:table-row>
        <table:table-row table:style-name="TableLine94831132055824">
          <table:table-cell table:style-name="_33_._5f_Installatie_5f_afronden.A1" office:value-type="string">
            <text:p text:style-name="P62"><text:span text:style-name="Strong_20_Emphasis"><text:span text:style-name="T113"/></text:span></text:p>
          </table:table-cell>
          <table:table-cell table:style-name="_33_._5f_Installatie_5f_afronden.A1" office:value-type="string">
            <text:p text:style-name="P67"><text:span text:style-name="T426">Typ</text:span><text:span text:style-name="Strong_20_Emphasis"><text:span text:style-name="T120">, of </text:span></text:span><text:span text:style-name="Strong_20_Emphasis"><text:span text:style-name="T117">kopieer en plak, de</text:span></text:span><text:span text:style-name="Strong_20_Emphasis"><text:span text:style-name="T147">z</text:span></text:span><text:span text:style-name="Strong_20_Emphasis"><text:span text:style-name="T117">e </text:span></text:span><text:span text:style-name="Strong_20_Emphasis"><text:span text:style-name="T122">twee </text:span></text:span><text:span text:style-name="Strong_20_Emphasis"><text:span text:style-name="T117">opdrachten, ieder gevolgd door de </text:span></text:span><text:span text:style-name="Strong_20_Emphasis"><text:span text:style-name="T116">Enter</text:span></text:span><text:span text:style-name="Strong_20_Emphasis"><text:span text:style-name="T115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83113210609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T420">V</text:span><text:span text:style-name="Strong_20_Emphasis"><text:span text:style-name="T123">olg </text:span></text:span><text:span text:style-name="Strong_20_Emphasis"><text:span text:style-name="T124">de aanwijzingen op het scherm.</text:span></text:span></text:p>
          </table:table-cell>
        </table:table-row>
        <table:table-row table:style-name="TableLine9483113210368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831132108176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12" draw:name="Vorm37" draw:style-name="gr1" draw:text-style-name="P9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48">Rond de</text:span></text:span><text:span text:style-name="Strong_20_Emphasis"><text:span text:style-name="T149"> installatie </text:span></text:span><text:span text:style-name="Strong_20_Emphasis"><text:span text:style-name="T148">af </text:span></text:span><text:span text:style-name="Strong_20_Emphasis"><text:span text:style-name="T115">via </text:span></text:span><text:span text:style-name="Strong_20_Emphasis"><text:span text:style-name="T150">een</text:span></text:span><text:span text:style-name="Strong_20_Emphasis"><text:span text:style-name="T151"> druk</text:span></text:span><text:span text:style-name="Strong_20_Emphasis"><text:span text:style-name="T150"> op</text:span></text:span><text:span text:style-name="Strong_20_Emphasis"><text:span text:style-name="T146"> de </text:span></text:span><text:span text:style-name="Strong_20_Emphasis"><text:span text:style-name="T128">Super</text:span></text:span><text:span text:style-name="Strong_20_Emphasis"><text:span text:style-name="T146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5">, </text:span></text:span><text:span text:style-name="Strong_20_Emphasis"><text:span text:style-name="T138">t</text:span></text:span><text:span text:style-name="Strong_20_Emphasis"><text:span text:style-name="T130">yp </text:span></text:span><text:span text:style-name="Strong_20_Emphasis"><text:span text:style-name="T210">men</text:span></text:span><text:span text:style-name="Strong_20_Emphasis"><text:span text:style-name="T205">u</text:span></text:span><text:span text:style-name="Strong_20_Emphasis"><text:span text:style-name="T131"> </text:span></text:span><text:span text:style-name="Strong_20_Emphasis"><text:span text:style-name="T139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op het pictogram van </text:span></text:span><text:span text:style-name="Strong_20_Emphasis"><text:span text:style-name="T241">Installatiem</text:span></text:span><text:span text:style-name="Strong_20_Emphasis"><text:span text:style-name="T242">enu</text:span></text:span><text:span text:style-name="Strong_20_Emphasis"><text:span text:style-name="T131">.</text:span></text:span></text:p>
          </table:table-cell>
        </table:table-row>
        <table:table-row table:style-name="TableLine94831131992512">
          <table:table-cell table:style-name="_33_._5f_Installatie_5f_afronden.A1" office:value-type="string">
            <text:p text:style-name="P58"><text:span text:style-name="Strong_20_Emphasis"><text:span text:style-name="T113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2">K</text:span></text:span><text:span text:style-name="Strong_20_Emphasis"><text:span text:style-name="T135">ie</text:span></text:span><text:span text:style-name="Strong_20_Emphasis"><text:span text:style-name="T136">s </text:span></text:span><text:span text:style-name="Strong_20_Emphasis"><text:span text:style-name="T249">3</text:span></text:span><text:span text:style-name="Strong_20_Emphasis"><text:span text:style-name="T201"> </text:span></text:span><text:span text:style-name="Strong_20_Emphasis"><text:span text:style-name="T250">Installatie</text:span></text:span><text:span text:style-name="Strong_20_Emphasis"><text:span text:style-name="T251"> </text:span></text:span><text:span text:style-name="Strong_20_Emphasis"><text:span text:style-name="T252">afronden</text:span></text:span><text:span text:style-name="Strong_20_Emphasis"><text:span text:style-name="T152"> </text:span></text:span><text:span text:style-name="Strong_20_Emphasis"><text:span text:style-name="T137">en </text:span></text:span><text:span text:style-name="Strong_20_Emphasis"><text:span text:style-name="T153">v</text:span></text:span><text:span text:style-name="Strong_20_Emphasis"><text:span text:style-name="T124">olg de aanwijzingen op het scherm</text:span></text:span><text:span text:style-name="Strong_20_Emphasis"><text:span text:style-name="T202"><text:note text:id="ftn9" text:note-class="footnote"><text:note-citation>2</text:note-citation><text:note-body><text:p text:style-name="P85"><text:span text:style-name="T429">De installatie </text:span>kan nagelopen worden <text:span text:style-name="T405">met </text:span>bestand <text:span text:style-name="T332">A</text:span><text:span text:style-name="T430">ppli</text:span><text:span text:style-name="T431">j</text:span><text:span text:style-name="T430">st</text:span> in <text:span text:style-name="T405">map</text:span><text:span text:style-name="T403"> </text:span><text:span text:style-name="T404">kz</text:span><text:span text:style-name="T405"> </text:span><text:span text:style-name="T406">in </text:span><text:span text:style-name="T403">Documenten</text:span>.</text:p></text:note-body></text:note></text:span></text:span><text:span text:style-name="Strong_20_Emphasis"><text:span text:style-name="T124">.</text:span></text:span></text:p>
          </table:table-cell>
        </table:table-row>
        <table:table-row table:style-name="TableLine9483113210148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831132098800">
          <table:table-cell table:style-name="_33_._5f_Installatie_5f_afronden.A1" office:value-type="string">
            <text:p text:style-name="P88"><text:span text:style-name="Strong_20_Emphasis"><text:span text:style-name="T113"><text:s/></text:span></text:span><text:span text:style-name="Strong_20_Emphasis"><text:span text:style-name="T162"><draw:control text:anchor-type="as-char" draw:z-index="23" draw:name="Vorm 1" draw:style-name="gr1" draw:text-style-name="P9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7">Herstart de computer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37"/></text:span></text:p>
      <text:p text:style-name="P55"><text:span text:style-name="Strong_20_Emphasis"><text:span text:style-name="T124"/></text:span></text:p>
      <text:list xml:id="list201823158759343" text:continue-numbering="true" text:style-name="L1">
        <text:list-item>
          <text:p text:style-name="P96"><text:span text:style-name="Strong_20_Emphasis"><text:span text:style-name="T409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831132054448">
          <table:table-cell table:style-name="Tabel2.A1" office:value-type="string">
            <text:p text:style-name="P68"><text:span text:style-name="Strong_20_Emphasis"><text:span text:style-name="T113"><text:s/></text:span></text:span><text:span text:style-name="Strong_20_Emphasis"><text:span text:style-name="T162"><draw:control text:anchor-type="as-char" draw:z-index="19" draw:name="Vorm40_0" draw:style-name="gr1" draw:text-style-name="P97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14">gebruiker</text:span></text:span><text:span text:style-name="Strong_20_Emphasis"><text:span text:style-name="T154"><text:note text:id="ftn10" text:note-class="footnote"><text:note-citation>1</text:note-citation><text:note-body><text:p text:style-name="P84"><text:span text:style-name="User_20_Entry"><text:span text:style-name="T271">E</text:span></text:span><text:span text:style-name="User_20_Entry"><text:span text:style-name="T272">ventuele extra </text:span></text:span><text:span text:style-name="User_20_Entry"><text:span text:style-name="T273">gebruiker</text:span></text:span><text:span text:style-name="User_20_Entry"><text:span text:style-name="T27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831132442608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831132389952">
          <table:table-cell table:style-name="Tabel2.A1" office:value-type="string">
            <text:p text:style-name="P76"><text:span text:style-name="Strong_20_Emphasis"><text:span text:style-name="T113"><text:s/></text:span></text:span><text:span text:style-name="Strong_20_Emphasis"><text:span text:style-name="T162"><draw:control text:anchor-type="as-char" draw:z-index="21" draw:name="Vorm40_2" draw:style-name="gr1" draw:text-style-name="P97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5">R</text:span></text:span><text:span text:style-name="Strong_20_Emphasis"><text:span text:style-name="T156">icht </text:span></text:span><text:span text:style-name="Strong_20_Emphasis"><text:span text:style-name="T157">de </text:span></text:span><text:span text:style-name="Definition"><text:span text:style-name="T6">gebruiker</text:span></text:span><text:span text:style-name="Strong_20_Emphasis"><text:span text:style-name="T156"> </text:span></text:span><text:span text:style-name="Strong_20_Emphasis"><text:span text:style-name="T158">in </text:span></text:span><text:span text:style-name="Strong_20_Emphasis"><text:span text:style-name="T115">via </text:span></text:span><text:span text:style-name="Strong_20_Emphasis"><text:span text:style-name="T150">een</text:span></text:span><text:span text:style-name="Strong_20_Emphasis"><text:span text:style-name="T151"> druk</text:span></text:span><text:span text:style-name="Strong_20_Emphasis"><text:span text:style-name="T150"> op</text:span></text:span><text:span text:style-name="Strong_20_Emphasis"><text:span text:style-name="T146"> de </text:span></text:span><text:span text:style-name="Strong_20_Emphasis"><text:span text:style-name="T128">Super</text:span></text:span><text:span text:style-name="Strong_20_Emphasis"><text:span text:style-name="T146">-toets</text:span></text:span><text:span text:style-name="Strong_20_Emphasis"><text:span text:style-name="T50"><text:note text:id="ftn11" text:note-class="footnote"><text:note-citation>2</text:note-citation><text:note-body><text:p text:style-name="P81"><text:span text:style-name="T276">D</text:span>e <text:span text:style-name="T397">Super</text:span>-toets <text:span text:style-name="T276">is </text:span>de Windows<text:span text:style-name="T401">-</text:span><text:span text:style-name="T396">toets</text:span>, <text:span text:style-name="T401">C</text:span>ommand-<text:span text:style-name="T396">toets</text:span>, of <text:span text:style-name="T401">V</text:span>ergrootglas-toets.</text:p></text:note-body></text:note></text:span></text:span><text:span text:style-name="Strong_20_Emphasis"><text:span text:style-name="T125">, </text:span></text:span><text:span text:style-name="Strong_20_Emphasis"><text:span text:style-name="T138">t</text:span></text:span><text:span text:style-name="Strong_20_Emphasis"><text:span text:style-name="T130">yp </text:span></text:span><text:span text:style-name="Strong_20_Emphasis"><text:span text:style-name="T210">men</text:span></text:span><text:span text:style-name="Strong_20_Emphasis"><text:span text:style-name="T205">u</text:span></text:span><text:span text:style-name="Strong_20_Emphasis"><text:span text:style-name="T131"> </text:span></text:span><text:span text:style-name="Strong_20_Emphasis"><text:span text:style-name="T139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op het pictogram van </text:span></text:span><text:span text:style-name="Strong_20_Emphasis"><text:span text:style-name="T241">Installatiem</text:span></text:span><text:span text:style-name="Strong_20_Emphasis"><text:span text:style-name="T242">enu</text:span></text:span><text:span text:style-name="Strong_20_Emphasis"><text:span text:style-name="T131">.</text:span></text:span></text:p>
          </table:table-cell>
        </table:table-row>
        <table:table-row table:style-name="TableLine9483113240489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2">K</text:span></text:span><text:span text:style-name="Strong_20_Emphasis"><text:span text:style-name="T135">ie</text:span></text:span><text:span text:style-name="Strong_20_Emphasis"><text:span text:style-name="T136">s </text:span></text:span><text:span text:style-name="Strong_20_Emphasis"><text:span text:style-name="T249">4 </text:span></text:span><text:span text:style-name="Strong_20_Emphasis"><text:span text:style-name="T211">Gebruiker inrichten</text:span></text:span><text:span text:style-name="Strong_20_Emphasis"><text:span text:style-name="T152"> </text:span></text:span><text:span text:style-name="Strong_20_Emphasis"><text:span text:style-name="T137">en </text:span></text:span><text:span text:style-name="Strong_20_Emphasis"><text:span text:style-name="T153">v</text:span></text:span><text:span text:style-name="Strong_20_Emphasis"><text:span text:style-name="T124">olg de aanwijzingen op het scherm</text:span></text:span><text:span text:style-name="Strong_20_Emphasis"><text:span text:style-name="T202"><text:note text:id="ftn12" text:note-class="footnote"><text:note-citation>3</text:note-citation><text:note-body><text:p text:style-name="P85">Het inrichten kan nagelopen worden <text:span text:style-name="T405">met </text:span>bestanden in <text:span text:style-name="T405">map</text:span><text:span text:style-name="T403"> </text:span><text:span text:style-name="T404">kz </text:span><text:span text:style-name="T406">in </text:span><text:span text:style-name="T403">Documenten</text:span>.</text:p></text:note-body></text:note></text:span></text:span><text:span text:style-name="Strong_20_Emphasis"><text:span text:style-name="T202">.</text:span></text:span></text:p>
          </table:table-cell>
        </table:table-row>
        <table:table-row table:style-name="TableLine9483113241640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831132441504">
          <table:table-cell table:style-name="Tabel2.A1" office:value-type="string">
            <text:p text:style-name="P40"><text:span text:style-name="Strong_20_Emphasis"><text:span text:style-name="T101"><text:s/></text:span></text:span><text:span text:style-name="Strong_20_Emphasis"><text:span text:style-name="T161"><draw:control text:anchor-type="as-char" draw:z-index="22" draw:name="Vorm40_1" draw:style-name="gr1" draw:text-style-name="P97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59"/></text:span></text:p>
      <text:p text:style-name="P39"/>
      <text:p text:style-name="P41"><text:span text:style-name="T286">E</text:span><text:span text:style-name="T287">inde c</text:span><text:span text:style-name="T288">hecklist, </text:span><text:span text:style-name="T289">d</text:span><text:span text:style-name="T288">e installatie van </text:span><text:span text:style-name="T288"><text:reference-ref text:reference-format="text" text:ref-name="Distributie">Ubuntu</text:reference-ref></text:span><text:span text:style-name="T288"><text:s/></text:span><text:span text:style-name="T290"><text:reference-ref text:reference-format="text" text:ref-name="Versie">22.04</text:reference-ref></text:span><text:span text:style-name="Strong_20_Emphasis"><text:span text:style-name="T308"><text:s/></text:span></text:span><text:span text:style-name="Strong_20_Emphasis"><text:span text:style-name="T309">LTS</text:span></text:span><text:span text:style-name="T48"> </text:span><text:span text:style-name="T288"><text:reference-ref text:reference-format="text" text:ref-name="Editie">desktop</text:reference-ref></text:span><text:span text:style-name="T288"><text:s/>is voltooid.</text:span></text:p>
      <text:p text:style-name="P18"/>
      <text:p text:style-name="P6"><text:span text:style-name="T171">Geschreven</text:span><text:span text:style-name="T93"> door Karel Zimmer &lt;</text:span><text:a xlink:type="simple" xlink:href="mailto:info@karelzimmer.nl" text:style-name="Internet_20_link" text:visited-style-name="Visited_20_Internet_20_Link"><text:span text:style-name="T420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5T20:18:22.796321944">25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5T20:18:22.594456520</dc:date>
    <meta:keyword>Installatie</meta:keyword>
    <meta:keyword>Checklist</meta:keyword>
    <meta:keyword>Linux</meta:keyword>
    <meta:editing-cycles>6374</meta:editing-cycles>
    <meta:editing-duration>P11DT5H57M12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79" meta:character-count="6093" meta:non-whitespace-character-count="5244"/>
    <meta:user-defined meta:name="Info 1"/>
    <meta:user-defined meta:name="Info 2"/>
    <meta:user-defined meta:name="Info 3"/>
    <meta:user-defined meta:name="Info 4"/>
  </office:meta>
</office:document-meta>
</file>